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burary 15<text:span text:style-name="T1">th</text:span></text:p>
      <text:p text:style-name="P1"/>
      <text:p text:style-name="P2"><text:tab/>I am a small man. I am five feet eleven inches in height, “the proper height of a chimp”, as Brutus told me. I have acne on my shoulders that <text:span text:style-name="T2">irezumi</text:span><text:span text:style-name="T3"> has failed to swallow up, back ache, gallstones, a septic thumb gained from playing with my reflexes at Tom Wat; it is still swollen, and that girl still rises, black almost to a shade of green in my skull, where I left her weeping, my thumb weeping. The shore of my hair is gone with the rub and heft of the rubber that I must wear, and my backside sweats when I sit for too long. But these men and women are not my betters; they are almost troglodyte. The tallest of them are only five foot five inches, and their chests are pigeon-small; perhaps this is why only a few of them will scale the mountains. In my first days emerging from my dwelling they milled around me like bumping equations in a plain of blackboard, confused and confusing in the clothing they wear and their names. Their names are long, and each a story; I met Young Bird Snared By Badger, his younger, petulant brother Badger And Emphysema, the dancer Uncle Felled By Gorse and her babe Cycle Crash By Moonlight; and yet they are so unwelcoming when I ask of their names! They tell me that they make them angry, or happy, and will offer no more. Do these people choose their names based on what causes them emotion at any one time? They will not tell me. Maybe others will.</text:span></text:p>
      <text:p text:style-name="P2"><text:span text:style-name="T3"><text:tab/>Coming downstairs on my second day I met two serious young men racing out of the main door to the apartment block. One was slighter, paler than the other, and his soul seemed to know that it was sickly; he does not seem to smile. The other is heavier set, and tanned; he obviously sees the outdoors more. Maybe the first one is a writer. They introduced themselves as Discovering Leprosy and Love For All Gods, and I realised that I had taken photographs of them on my first day here; I had met so many people I had forgotten about them. They seemed to be sportsmen. <text:s/></text:span></text:p>
      <text:p text:style-name="P3"><text:tab/>Death of a Friend follows me, every time I leave the building; I never see her door open, and I am wary, for Mr. Lights, her father, most definitely hates me; no one else has fallen under his spell, but I hear him shouting about me from my room, and the few times we have crossed paths in the last few days he has flashed me a look the likes of which I haven't seen since Alexandria. I have no wish for a shotgun wedding in this place, no matter how beautiful it is. But when crossing Main Street, with bright children following me, trying to gift me souvenirs in exchange for pieces of my costume, she peeks around the doors and windows and wishes me good day. Our paths seem to cross an awful lot. </text:p>
      <text:p text:style-name="P3"><text:tab/>Today, though, she came to my door, and offered to show me around the town. I had yet to explore much deeper than the main thoroughfare and the channels and bridges surrounding the water and my apartment. I agreed; her dress was short and I was sick of what I had seen. </text:p>
      <text:p text:style-name="P3"><text:tab/>We walked through the tributaries and the high arching bridges set with blocked granite, where those long lightning strips trail into the water. There were coral and living things down there, and I asked what they were. She giggled and answered, “the water.” I must ask her about her heritage, and watch her brow for any Cro-Magnon abutment. With her father fucking the Mayor, who knows what forks in the road her ancestors took. There were signs on every corner, tall and yellow against the dark windows, that forbade the dumping of corpses or urine into the stream; the black outline of a prostrate man was on fire, small, regular black grains of him falling to the stencilled waves below. </text:p>
      <text:p text:style-name="P2"><text:span text:style-name="T3"><text:tab/>The apartment district, like the smallest sliver of the great terraces of Ry'leh but easier on the eye (the geometry less maddening) opens out into a wide plaza where the official buildings are. I was due at the Town Hall the following day for questioning by the Mayor; it is a tall, utilitarian structure, with no obvious doors or windows, no entrants or exeunts, like all of the buildings around the square. I strode slightly ahead of Death of a Friend to take a photograph of the entire plaza. Without warning, however, she ran at me, crowing and baying and calling for me to stop. I did so, ruffled by her intrusion, and she pointed to a Venn Diagram inlaid in gold and red bone in the cobbles. She pointed out that this was the Execution Venn, whatever such a thing means; she explained that anyone stepping inside the rings, guilty or not, would be executed by the Town Council, though such a thing seemed laughable to me and I hovered my foot over the ring, as she </text:span><text:soft-page-break/><text:span text:style-name="T3">pulled me back from the border. The cobbles seemed so clean! I felt that she must have lied to me, to impress me. </text:span></text:p>
      <text:p text:style-name="P2"><text:span text:style-name="T3"><text:tab/>A church which she called only “The Temple of Belch” rose to our right, great suppurating mounds running rainwater from the night before into the mouths of gargoyles. It was as if someone had draped a great dead colossus over the structure, fusing its mammaries into stone, the memories of tubes and milk flowing with calcite and limescale. We headed from the square into small streets that run in all directions, high walls and hedges holding chapels or museums or the lowing of great mysterious beasts. People dodged and eddied to and fro between ancient buildings, some of them wattle and daub, some timbered, some made of pristine metal. There were shops and cafes; I felt like I was in Europe again. We stopped to drink what I thought was coffee, but was more like a sour, black, syrup; she asked me which books I had read, and I tried to list them, starting from the beginning. She began to look sleepy after a while, and as it was growing dark we set off back to the square. Someone had lit the streetlights, and I saw then what these huge bulbs were for. Death of a Friend called them “the universe”, as if she had some concept of 'universe' that I was unaware of, though I had to admit that the lights within could be imagined as that primordial blast – they spread out like bright acid, in long lines, pulsing and casting an eerie glow over the whole square. </text:span></text:p>
      <text:p text:style-name="P2"><text:span text:style-name="T3"><text:tab/>We mounted the steps to a vast rotunda, again with no windows, only the statues of vast men and beasts, all of them being tortured by vile devices or projections. Such things must be devils, or murdered saints.</text:span><text:span text:style-name="T3"><office:annotation><dc:creator>Robert Sherman</dc:creator><dc:date>2010-07-14T14:52:00</dc:date><text:p text:style-name="P5"><text:span text:style-name="T4">I have since learnt that these poor things are the gods of these heathen marvels; I must find some illumination or grimoire that shows me why they must suffer in friezes forever. </text:span></text:p></office:annotation></text:span><text:span text:style-name="T3"> The door would not open, and I began hammering on the door, before a small man, seemingly so frail he seemed to be a man of motes, a man of dust, swung the door open. His voice, however, did not waver, as he began to scream, perhaps at my appearance, perhaps at my disturbance. Friend stepped forward, apologising and bowing to the man. </text:span></text:p>
      <text:p text:style-name="P3"><text:tab/>The man stopped his screaming, smiled, and apologised and greeted Death of a Friend. He beckoned us inside. The girl had revived the old bugger, and he introduced himself as Spider's Nest in Barn. He asked me when I had last had sex. I started at his impertinence, before remarking that it had been three weeks, and he wove a little sign on the air, danced a small jig of happiness, and remarked that he was still a virgin. I offered him condolences for his loss, or lack of gain, or whatever he thought it was; it was a thoroughly embarrassing situation. He breathed deeply and showed me the library that I had stumbled upon. </text:p>
      <text:p text:style-name="P2"><text:span text:style-name="T3"><text:tab/>It was small. I had imagined phalanxes of scrolls bound in alligator teeth, or letter suspended in viscous jelly, or lights that played across great steel screens, or tablets and statues that would give me something to read; something spectacular. But there were three shelves of books, one of them a collection of pulp adventure stories; H. Rider Haggard featured heavily. The other two, he said, collected the history and culture of his town. I asked him, politely, if there were any more books. He snorted, and asked the need. I was inclined to agree with him, and worried; was Loss not what I had </text:span><text:span text:style-name="T3"><office:annotation><dc:creator>Robert Sherman</dc:creator><dc:date>2010-07-14T15:01:26</dc:date><text:p text:style-name="P5"><text:span text:style-name="T4">There is no evidence that we can find that anyone else has ever written about Loss.</text:span></text:p></office:annotation></text:span><text:span text:style-name="T3">read of? Was it this scruffy, muddy town, with none of Rome's glory, or Ethiop's palaces, or Glastonbury's trilling masses and human sacrifice? Was it merely the last suction of these inbred limpets before the disappeared into the deep of the mountains, the oceans I had crossed? I resolved to spend much of my time reading, and proving myself wrong. I had not travelled as far as I had to be disappointed and to leave without answers, or at least experiences. Perhaps Friend can be persuaded to tell me more. I cannot keep writing her name out in full; it is too long. She is just Friend, now.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Sherman</meta:initial-creator>
    <meta:creation-date>2010-07-14T14:21:34</meta:creation-date>
    <dc:date>2010-08-13T18:02:21</dc:date>
    <dc:creator>Robert Sherman</dc:creator>
    <meta:editing-duration>PT01H22M06S</meta:editing-duration>
    <meta:editing-cycles>9</meta:editing-cycles>
    <meta:generator>OpenOffice.org/3.2$Unix OpenOffice.org_project/320m18$Build-9502</meta:generator>
    <meta:document-statistic meta:table-count="0" meta:image-count="0" meta:object-count="0" meta:page-count="2" meta:paragraph-count="11" meta:word-count="1566" meta:character-count="8476"/>
  </office:meta>
</office:document-meta>
</file>